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2pt" style:font-name-asian="Monospace" style:font-size-asian="12pt" style:font-name-complex="Monospace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style:font-name-asian="Monospace" style:font-size-asian="12pt" style:font-name-complex="Monospace" style:font-size-complex="12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7"/>
    <style:style style:name="P17" style:family="paragraph" style:parent-style-name="Standard" style:list-style-name="L18"/>
    <style:style style:name="P18" style:family="paragraph" style:parent-style-name="Standard" style:list-style-name="L19"/>
    <style:style style:name="P19" style:family="paragraph" style:parent-style-name="Standard" style:list-style-name="L10">
      <style:paragraph-properties fo:margin-left="0.8772in" fo:margin-right="0in" fo:text-indent="-0.3736in" style:auto-text-indent="false">
        <style:tab-stops>
          <style:tab-stop style:position="-0.1563in"/>
        </style:tab-stops>
      </style:paragraph-properties>
    </style:style>
    <style:style style:name="P20" style:family="paragraph" style:parent-style-name="Standard" style:list-style-name="L16">
      <style:paragraph-properties fo:margin-left="0.8335in" fo:margin-right="0in" fo:text-indent="-0.1307in" style:auto-text-indent="false">
        <style:tab-stops/>
      </style:paragraph-properties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2pt" style:font-name-asian="Monospace" style:font-size-asian="12pt" style:font-name-complex="Monospace" style:font-size-complex="12pt"/>
    </style:style>
    <style:style style:name="P22" style:family="paragraph" style:parent-style-name="Standard" style:list-style-name="L20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2pt" style:font-name-asian="Monospace" style:font-size-asian="12pt" style:font-name-complex="Monospace" style:font-size-complex="12pt"/>
    </style:style>
    <style:style style:name="T1" style:family="text">
      <style:text-properties officeooo:rsid="0003a399"/>
    </style:style>
    <style:style style:name="T2" style:family="text">
      <style:text-properties officeooo:rsid="00048727"/>
    </style:style>
    <style:style style:name="T3" style:family="text">
      <style:text-properties officeooo:rsid="00049428"/>
    </style:style>
    <style:style style:name="T4" style:family="text">
      <style:text-properties officeooo:rsid="0004c4b9"/>
    </style:style>
    <style:style style:name="T5" style:family="text">
      <style:text-properties officeooo:rsid="00056d3e"/>
    </style:style>
    <style:style style:name="T6" style:family="text">
      <style:text-properties officeooo:rsid="0006c2c6"/>
    </style:style>
    <style:style style:name="T7" style:family="text">
      <style:text-properties officeooo:rsid="000845be"/>
    </style:style>
    <style:style style:name="T8" style:family="text">
      <style:text-properties officeooo:rsid="0008a545"/>
    </style:style>
    <style:style style:name="T9" style:family="text">
      <style:text-properties officeooo:rsid="000a9e79"/>
    </style:style>
    <style:style style:name="T10" style:family="text">
      <style:text-properties style:font-name-asian="Monospace" style:font-name-complex="Monospace"/>
    </style:style>
    <style:style style:name="T11" style:family="text">
      <style:text-properties style:font-name-asian="Monospace" style:font-name-complex="Monospace" officeooo:rsid="000d3ff8"/>
    </style:style>
    <style:style style:name="T12" style:family="text">
      <style:text-properties style:font-name-asian="Monospace" style:font-name-complex="Monospace" officeooo:rsid="0008a545"/>
    </style:style>
    <style:style style:name="T13" style:family="text">
      <style:text-properties style:font-name="Liberation Serif" fo:font-size="12pt" style:font-name-asian="Monospace" style:font-size-asian="12pt" style:font-name-complex="Monospace" style:font-size-complex="12pt" officeooo:rsid="0008a545"/>
    </style:style>
    <style:style style:name="T14" style:family="text">
      <style:text-properties style:font-name="Liberation Serif" fo:font-size="12pt" style:font-name-asian="Monospace" style:font-size-asian="12pt" style:font-name-complex="Monospace" style:font-size-complex="12pt" officeooo:rsid="000be58f"/>
    </style:style>
    <style:style style:name="T15" style:family="text">
      <style:text-properties officeooo:rsid="000be58f"/>
    </style:style>
    <style:style style:name="T16" style:family="text">
      <style:text-properties officeooo:rsid="000c595e"/>
    </style:style>
    <style:style style:name="T17" style:family="text">
      <style:text-properties officeooo:rsid="000d30f2"/>
    </style:style>
    <style:style style:name="T18" style:family="text">
      <style:text-properties officeooo:rsid="000d3ff8"/>
    </style:style>
    <style:style style:name="T19" style:family="text">
      <style:text-properties officeooo:rsid="000e54c7"/>
    </style:style>
    <style:style style:name="T20" style:family="text">
      <style:text-properties officeooo:rsid="0008a5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Manual for NLP installer</text:p>
      <text:p text:style-name="Standard"/>
      <text:list xml:id="list1584530739" text:style-name="L1">
        <text:list-item>
          <text:p text:style-name="P4">IzPack Installer</text:p>
        </text:list-item>
      </text:list>
      <text:p text:style-name="Standard"/>
      <text:p text:style-name="Standard"><text:span text:style-name="T1"><text:tab/>The installer is generated by the IzPack open source software. It requires only a Java virtual <text:tab/>machine to run, </text:span><text:span text:style-name="T2">therefore it is</text:span><text:span text:style-name="T1"> platform independent. The installer created </text:span><text:span text:style-name="T2">can be executed on <text:tab/>any operating software thus avoiding creating and managing multiple installers. </text:span><text:span text:style-name="T3">The manual for <text:tab/>IzPack is included the folder and it will be referenced.</text:span></text:p>
      <text:p text:style-name="Standard"/>
      <text:list xml:id="list507069486" text:style-name="L2">
        <text:list-item>
          <text:p text:style-name="P5">Getting Started </text:p>
        </text:list-item>
      </text:list>
      <text:p text:style-name="Standard"/>
      <text:p text:style-name="Standard"><text:span text:style-name="T3"><text:tab/>Inside the IzPack folder here will be multiple files and folders that </text:span><text:span text:style-name="T4">are default files</text:span><text:span text:style-name="T3"> of the IzPack <text:tab/>software. The folder Installer/Semantic Asssistant/ is where our custom files are located. The <text:tab/>Installer/IzPack folder can be updated to newer version and it will not affect the Semantic <text:tab/>Assistant Installer as long as the folder structure remain the same.</text:span></text:p>
      <text:p text:style-name="Standard"><text:span text:style-name="T3"><text:tab/></text:span><text:span text:style-name="T4">The description of each files:</text:span></text:p>
      <text:p text:style-name="Standard"/>
      <text:list xml:id="list90245976" text:style-name="L3">
        <text:list-item>
          <text:list>
            <text:list-item>
              <text:p text:style-name="P6">IzPack folder</text:p>
              <text:p text:style-name="P6"/>
              <text:p text:style-name="P6">Source code downloaded from the IzPack website</text:p>
            </text:list-item>
          </text:list>
        </text:list-item>
      </text:list>
      <text:p text:style-name="Standard"/>
      <text:list xml:id="list1967479296" text:style-name="L4">
        <text:list-item>
          <text:list>
            <text:list-item>
              <text:p text:style-name="P7">Semantic Assistant Folder</text:p>
              <text:p text:style-name="P7"/>
              <text:p text:style-name="P7"><text:s/>Base folder containing all the configuration files.</text:p>
              <text:p text:style-name="P7"/>
              <text:p text:style-name="P7">2.2.1 Docs</text:p>
            </text:list-item>
          </text:list>
          <text:p text:style-name="P7"><text:s text:c="15"/></text:p>
          <text:p text:style-name="P7"><text:s text:c="15"/>Documentation folder containing the user manual and documentations.</text:p>
        </text:list-item>
      </text:list>
      <text:p text:style-name="Standard"/>
      <text:list xml:id="list130453807" text:style-name="L14">
        <text:list-item>
          <text:list>
            <text:list-item>
              <text:list>
                <text:list-item>
                  <text:list>
                    <text:list-item>
                      <text:p text:style-name="P14">Installer User Manual</text:p>
                      <text:p text:style-name="P14"/>
                      <text:list>
                        <text:list-item>
                          <text:list>
                            <text:list-header>
                              <text:p text:style-name="P14">Current document, explains how the installer works and how to maintains it for future updates.</text:p>
                              <text:p text:style-name="P14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4">Read me for Firefox and Thunderbird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<text:tab/><text:tab/> <text:s text:c="5"/>Instruction to install Mozilla's Firefox and Thunderbird plug ins</text:p>
      <text:p text:style-name="Standard"/>
      <text:list xml:id="list268128010"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14">semassist.pdf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<text:tab/><text:tab/> <text:s text:c="5"/>User manual for the Semantic Assistant Project. </text:p>
      <text:list xml:id="list437049040" text:continue-list="list1967479296" text:style-name="L4">
        <text:list-item>
          <text:list>
            <text:list-header>
              <text:p text:style-name="P7"/>
              <text:p text:style-name="P7">2.2.2 Script folder</text:p>
            </text:list-header>
          </text:list>
        </text:list-item>
      </text:list>
      <text:p text:style-name="Standard"/>
      <text:p text:style-name="Standard"><text:tab/><text:tab/> <text:s text:c="2"/>Folder containing all the script files configuring the Semantic Assistant.</text:p>
      <text:p text:style-name="Standard"/>
      <text:list xml:id="list939474648" text:style-name="L15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4">ANTpath.sh</text:span></text:p>
                      <text:p text:style-name="P15"><text:span text:style-name="T4"/></text:p>
                      <text:list>
                        <text:list-header>
                          <text:p text:style-name="P15"><text:span text:style-name="T4"><text:s text:c="6"/></text:span><text:span text:style-name="T5">Linux shell script file to set the path of ANT commands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oft-page-break/><text:span text:style-name="T5"/></text:p>
      <text:list xml:id="list2080633787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4">ANTpath.sp1 </text:span></text:p>
                      <text:list>
                        <text:list-header>
                          <text:p text:style-name="P15"><text:span text:style-name="T4"><text:s text:c="6"/></text:span></text:p>
                          <text:p text:style-name="P15"><text:span text:style-name="T4"><text:s text:c="5"/></text:span><text:span text:style-name="T5">Windows Powershell file to create the environment variables for </text:span><text:span text:style-name="T5">ANT. </text:span></text:p>
                        </text:list-header>
                      </text:list>
                      <text:p text:style-name="P15"><text:span text:style-name="T5"/></text:p>
                    </text:list-item>
                    <text:list-item>
                      <text:p text:style-name="P15"><text:span text:style-name="T4">CSAL.bat</text:span></text:p>
                      <text:p text:style-name="P15"><text:span text:style-name="T4"/></text:p>
                    </text:list-item>
                  </text:list>
                </text:list-item>
              </text:list>
            </text:list-item>
          </text:list>
        </text:list-item>
      </text:list>
      <text:list xml:id="list763072985" text:style-name="L15">
        <text:list-item>
          <text:list>
            <text:list-item>
              <text:list>
                <text:list-header>
                  <text:p text:style-name="P15"><text:span text:style-name="T5"><text:s/><text:tab/> <text:s text:c="5"/>Windows batch file to run the server and compile the CSAL.</text:span></text:p>
                  <text:p text:style-name="P15"><text:span text:style-name="T5"/></text:p>
                </text:list-header>
              </text:list>
            </text:list-item>
          </text:list>
        </text:list-item>
      </text:list>
      <text:list xml:id="list755742851" text:continue-list="list2080633787" text:style-name="L15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4">CSAL.sh</text:span></text:p>
                      <text:p text:style-name="P15"><text:span text:style-name="T4"/></text:p>
                    </text:list-item>
                  </text:list>
                </text:list-item>
              </text:list>
            </text:list-item>
          </text:list>
        </text:list-item>
      </text:list>
      <text:list xml:id="list2066497110" text:continue-list="list763072985" text:style-name="L15">
        <text:list-item>
          <text:list>
            <text:list-item>
              <text:list>
                <text:list-item>
                  <text:list>
                    <text:list-header>
                      <text:p text:style-name="P15"><text:span text:style-name="T4"><text:s text:c="12"/></text:span><text:span text:style-name="T5">Linux shell script file to run the server and compile the CSAL.</text:span></text:p>
                      <text:p text:style-name="P15"><text:span text:style-name="T5"/></text:p>
                    </text:list-header>
                  </text:list>
                </text:list-item>
              </text:list>
            </text:list-item>
          </text:list>
        </text:list-item>
      </text:list>
      <text:list xml:id="list1832068961" text:continue-list="list755742851" text:style-name="L15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4">FirefoxInstaller.s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><text:tab/><text:tab/><text:tab/><text:tab/></text:span></text:p>
      <text:p text:style-name="Standard"><text:span text:style-name="T4"><text:tab/><text:tab/><text:tab/> <text:s text:c="6"/>Linux shell script to move the CSAL.jar in the Firefox folder and create a <text:tab/><text:tab/><text:tab/><text:tab/> <text:s text:c="6"/>.XPI file by zipping it.</text:span></text:p>
      <text:p text:style-name="Standard"><text:span text:style-name="T4"/></text:p>
      <text:list xml:id="list603350797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4">RunServer.ba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 <text:s text:c="5"/>Window batch file to run the server.</text:span></text:p>
      <text:p text:style-name="Standard"><text:span text:style-name="T4"/></text:p>
      <text:list xml:id="list1726623822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4">RunServer.s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 <text:s text:c="5"/>Linux shell script to run the server.</text:span></text:p>
      <text:p text:style-name="Standard"><text:span text:style-name="T4"/></text:p>
      <text:list xml:id="list950719808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4">ThunderbirdInstaller.s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 <text:s text:c="5"/>Linux shell script to move the CSAL.jar in the Thunderbird folder and create <text:tab/><text:tab/><text:tab/> <text:s text:c="6"/>a .XPI file by zipping it.</text:span></text:p>
      <text:list xml:id="list1753271851" text:style-name="L6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  <text:list xml:id="list757788025" text:style-name="L7">
        <text:list-item>
          <text:list>
            <text:list-item>
              <text:list>
                <text:list-header>
                  <text:p text:style-name="P9"><text:span text:style-name="T5"/></text:p>
                </text:list-header>
              </text:list>
            </text:list-item>
          </text:list>
        </text:list-item>
      </text:list>
      <text:list xml:id="list1206117557" text:style-name="L16">
        <text:list-item>
          <text:list>
            <text:list-item>
              <text:list>
                <text:list-item>
                  <text:p text:style-name="P20">varfile folder</text:p>
                </text:list-item>
              </text:list>
            </text:list-item>
          </text:list>
        </text:list-item>
      </text:list>
      <text:p text:style-name="Standard"/>
      <text:p text:style-name="Standard"><text:tab/><text:tab/> <text:s text:c="6"/>This folder contains all the file with variables inside for the installer to parse and <text:tab/><text:tab/><text:tab/> <text:s text:c="6"/>replace the variable for custom data.</text:p>
      <text:p text:style-name="Standard"/>
      <text:list xml:id="list1424816457" text:style-name="L17">
        <text:list-item>
          <text:list>
            <text:list-item>
              <text:list>
                <text:list-item>
                  <text:list>
                    <text:list-item>
                      <text:p text:style-name="P16">build.xml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<text:tab/><text:tab/> <text:s text:c="5"/>This build.xml is taken from the CSAL folder, it contains the variables for the <text:tab/><text:tab/><text:tab/> <text:s text:c="5"/>custom user address and port number.</text:p>
      <text:p text:style-name="Standard"/>
      <text:list xml:id="list838984065" text:continue-numbering="true" text:style-name="L17">
        <text:list-item>
          <text:list>
            <text:list-item>
              <text:list>
                <text:list-item>
                  <text:list>
                    <text:list-item>
                      <text:p text:style-name="P16">SemassistProperties.xml</text:p>
                      <text:p text:style-name="P16"/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5"><text:tab/><text:tab/><text:tab/> <text:s text:c="5"/>This file contains variables for the machine dependent path to GATE, <text:tab/><text:tab/><text:tab/><text:tab/><text:tab/> <text:s text:c="5"/>OpenOffice, Eclipse and JDK.</text:span></text:p>
      <text:list xml:id="list1272987681" text:continue-list="list2066497110" text:style-name="L9">
        <text:list-item>
          <text:list>
            <text:list-item>
              <text:list>
                <text:list-header>
                  <text:p text:style-name="P10"/>
                </text:list-header>
              </text:list>
            </text:list-item>
          </text:list>
        </text:list-item>
      </text:list>
      <text:list xml:id="list1342419220" text:style-name="L10">
        <text:list-item>
          <text:list>
            <text:list-header>
              <text:p text:style-name="P11">2.2.4<text:tab/> <text:s text:c="6"/>Build.xml </text:p>
            </text:list-header>
          </text:list>
        </text:list-item>
      </text:list>
      <text:p text:style-name="Standard"><text:s/><text:tab/><text:tab/> <text:s text:c="4"/></text:p>
      <text:p text:style-name="Standard"><text:soft-page-break/><text:tab/><text:tab/><text:tab/>Installer's build.xml for ANT.</text:p>
      <text:p text:style-name="Standard"/>
      <text:list xml:id="list1373354946" text:style-name="L18">
        <text:list-item>
          <text:list>
            <text:list-item>
              <text:list>
                <text:list-item>
                  <text:p text:style-name="P17">CompileInstaller.sh</text:p>
                </text:list-item>
              </text:list>
            </text:list-item>
          </text:list>
        </text:list-item>
      </text:list>
      <text:p text:style-name="Standard"/>
      <text:p text:style-name="Standard"><text:tab/><text:tab/><text:tab/>Linux shell script to compile and create a installer.</text:p>
      <text:p text:style-name="Standard"/>
      <text:list xml:id="list1110146072" text:continue-numbering="true" text:style-name="L18">
        <text:list-item>
          <text:list>
            <text:list-item>
              <text:list>
                <text:list-item>
                  <text:p text:style-name="P17">CompileInstallerGATE.sh</text:p>
                </text:list-item>
              </text:list>
            </text:list-item>
          </text:list>
        </text:list-item>
      </text:list>
      <text:p text:style-name="Standard"/>
      <text:p text:style-name="Standard"><text:tab/><text:tab/><text:tab/>Linux shell script to compile and create a installer including GATE files.</text:p>
      <text:p text:style-name="Standard"/>
      <text:list xml:id="list1771306764" text:continue-numbering="true" text:style-name="L18">
        <text:list-item>
          <text:list>
            <text:list-item>
              <text:list>
                <text:list-item>
                  <text:p text:style-name="P17">HTMLInfoPanel.html</text:p>
                </text:list-item>
              </text:list>
            </text:list-item>
          </text:list>
        </text:list-item>
      </text:list>
      <text:p text:style-name="Standard"/>
      <text:p text:style-name="Standard"><text:tab/><text:tab/><text:tab/>Brief overview of the project in English in a HTML file.</text:p>
      <text:p text:style-name="Standard"/>
      <text:list xml:id="list1072924463" text:continue-numbering="true" text:style-name="L18">
        <text:list-item>
          <text:list>
            <text:list-item>
              <text:list>
                <text:list-item>
                  <text:p text:style-name="P17">HTMLInfoPanel.html_chn</text:p>
                </text:list-item>
              </text:list>
            </text:list-item>
          </text:list>
        </text:list-item>
      </text:list>
      <text:p text:style-name="Standard"/>
      <text:p text:style-name="Standard"><text:tab/><text:tab/><text:tab/>Brief overview of the project in Traditional Chinese in a HTML file.</text:p>
      <text:p text:style-name="Standard"/>
      <text:list xml:id="list757856643" text:continue-numbering="true" text:style-name="L18">
        <text:list-item>
          <text:list>
            <text:list-item>
              <text:list>
                <text:list-item>
                  <text:p text:style-name="P17">HTMLInfoPanel.html_deu</text:p>
                </text:list-item>
              </text:list>
            </text:list-item>
          </text:list>
        </text:list-item>
      </text:list>
      <text:p text:style-name="Standard"/>
      <text:p text:style-name="Standard"><text:tab/><text:tab/><text:tab/>Brief overview of the project in German in a HTML file.</text:p>
      <text:p text:style-name="Standard"/>
      <text:list xml:id="list1005455154" text:continue-numbering="true" text:style-name="L18">
        <text:list-item>
          <text:list>
            <text:list-item>
              <text:list>
                <text:list-item>
                  <text:p text:style-name="P17">HTMLInfoPanel.html_fra</text:p>
                </text:list-item>
              </text:list>
            </text:list-item>
          </text:list>
        </text:list-item>
      </text:list>
      <text:p text:style-name="Standard"/>
      <text:p text:style-name="Standard"><text:tab/><text:tab/><text:tab/>Brief overview of the project in French in a HTML file.</text:p>
      <text:p text:style-name="Standard"/>
      <text:list xml:id="list252528763" text:continue-numbering="true" text:style-name="L18">
        <text:list-item>
          <text:list>
            <text:list-item>
              <text:list>
                <text:list-item>
                  <text:p text:style-name="P17">HTMLInfoPanel.html_ita</text:p>
                </text:list-item>
              </text:list>
            </text:list-item>
          </text:list>
        </text:list-item>
      </text:list>
      <text:p text:style-name="Standard"/>
      <text:p text:style-name="Standard"><text:tab/><text:tab/><text:tab/>Brief overview of the project in Italian in a HTML file.</text:p>
      <text:p text:style-name="Standard"/>
      <text:list xml:id="list1348904190" text:continue-numbering="true" text:style-name="L18">
        <text:list-item>
          <text:list>
            <text:list-item>
              <text:list>
                <text:list-item>
                  <text:p text:style-name="P17">HTMLInfoPanel.html_spa</text:p>
                </text:list-item>
              </text:list>
            </text:list-item>
          </text:list>
        </text:list-item>
      </text:list>
      <text:p text:style-name="Standard"/>
      <text:p text:style-name="Standard"><text:tab/><text:tab/><text:tab/>Brief overview of the project in Spanish in a HTML file.</text:p>
      <text:p text:style-name="Standard"/>
      <text:list xml:id="list635519066" text:continue-numbering="true" text:style-name="L18">
        <text:list-item>
          <text:list>
            <text:list-item>
              <text:list>
                <text:list-item>
                  <text:p text:style-name="P17"><text:span text:style-name="T4">install.xml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</text:span><text:span text:style-name="T5">This configuration files is used by IzPack. The customization of the installer is <text:tab/><text:tab/><text:tab/><text:tab/>mainly done by modifying this file.</text:span></text:p>
      <text:p text:style-name="Standard"><text:span text:style-name="T5"/></text:p>
      <text:list xml:id="list1372719828" text:continue-numbering="true" text:style-name="L18">
        <text:list-item>
          <text:list>
            <text:list-item>
              <text:list>
                <text:list-item>
                  <text:p text:style-name="P17"><text:span text:style-name="T4">InstallGATE.xml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</text:span><text:span text:style-name="T5">This configuration files is used by IzPack. The customization of the installer with <text:tab/><text:tab/><text:tab/>GATE files is<text:tab/>mainly done by modifying this file.</text:span></text:p>
      <text:p text:style-name="Standard"><text:span text:style-name="T4"/></text:p>
      <text:list xml:id="list2151151702" text:continue-numbering="true" text:style-name="L18">
        <text:list-item>
          <text:list>
            <text:list-item>
              <text:list>
                <text:list-item>
                  <text:p text:style-name="P17"><text:s/><text:span text:style-name="T4">License.txt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</text:span><text:span text:style-name="T5">The licensing information are included in this file. It will appear in the installer <text:tab/><text:tab/><text:tab/><text:tab/>and the user will have a choice to accept the terms of the license to proceed with <text:tab/><text:tab/><text:tab/><text:tab/>the installation or decline it and quit the application.</text:span></text:p>
      <text:p text:style-name="Standard"><text:soft-page-break/><text:span text:style-name="T4"/></text:p>
      <text:list xml:id="list277740215" text:continue-numbering="true" text:style-name="L18">
        <text:list-item>
          <text:list>
            <text:list-item>
              <text:list>
                <text:list-item>
                  <text:p text:style-name="P17"><text:span text:style-name="T4">logo.png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</text:span><text:span text:style-name="T5">Custom logo image.</text:span></text:p>
      <text:p text:style-name="Standard"><text:span text:style-name="T4"/></text:p>
      <text:list xml:id="list509577572" text:continue-numbering="true" text:style-name="L18">
        <text:list-item>
          <text:list>
            <text:list-item>
              <text:list>
                <text:list-item>
                  <text:p text:style-name="P17"><text:span text:style-name="T4">ProcessPanel.spec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</text:span><text:span text:style-name="T7">The custom code used by</text:span><text:span text:style-name="T4"> ProcessPanel to execute the custom scripts, modify this <text:tab/><text:tab/><text:tab/>file to specify what script to run.</text:span><text:span text:style-name="T5"> </text:span></text:p>
      <text:p text:style-name="Standard"><text:span text:style-name="T4"/></text:p>
      <text:list xml:id="list972354063" text:continue-numbering="true" text:style-name="L18">
        <text:list-item>
          <text:list>
            <text:list-item>
              <text:list>
                <text:list-item>
                  <text:p text:style-name="P17"><text:span text:style-name="T4">Semantic Assistant Installer.jar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</text:span><text:span text:style-name="T6">This is the custom generated installer file. It can be used for testing by simply <text:tab/><text:tab/><text:tab/><text:tab/>running it or used as a released version.</text:span></text:p>
      <text:p text:style-name="Standard"><text:span text:style-name="T4"/></text:p>
      <text:list xml:id="list927712472" text:continue-numbering="true" text:style-name="L18">
        <text:list-item>
          <text:list>
            <text:list-item>
              <text:list>
                <text:list-item>
                  <text:p text:style-name="P17"><text:span text:style-name="T4">Semantic Assistant Installer GATE.jar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</text:span><text:span text:style-name="T6">This is the custom generated installer file with GATE. It can be used for testing <text:tab/><text:tab/><text:tab/><text:tab/>by simply running it or used as a released version.</text:span></text:p>
      <text:p text:style-name="Standard"><text:span text:style-name="T4"/></text:p>
      <text:list xml:id="list2156902818" text:continue-numbering="true" text:style-name="L18">
        <text:list-item>
          <text:list>
            <text:list-item>
              <text:list>
                <text:list-item>
                  <text:p text:style-name="P17"><text:span text:style-name="T4">unix_shortcut_specification.xml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The custom code used for ShortcutPanel. It created custom shortcuts for the unix <text:tab/><text:tab/><text:tab/>platform.</text:span></text:p>
      <text:p text:style-name="Standard"><text:span text:style-name="T4"/></text:p>
      <text:list xml:id="list2025446157" text:continue-numbering="true" text:style-name="L18">
        <text:list-item>
          <text:list>
            <text:list-item>
              <text:list>
                <text:list-item>
                  <text:p text:style-name="P17"><text:span text:style-name="T4">userInputSpec.xml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</text:span><text:span text:style-name="T7">The custom code used for UserInputPanel. It allows the user to provide the <text:tab/><text:tab/><text:tab/><text:tab/>directory path of the packs that are installed.</text:span></text:p>
      <text:p text:style-name="Standard"><text:span text:style-name="T4"/></text:p>
      <text:list xml:id="list1153191617" text:continue-numbering="true" text:style-name="L18">
        <text:list-item>
          <text:list>
            <text:list-item>
              <text:list>
                <text:list-item>
                  <text:p text:style-name="P17"><text:span text:style-name="T4">userInputSpecGATE.xml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</text:span><text:span text:style-name="T7">The custom code used for UserInputPanel. It allows the user to provide the <text:tab/><text:tab/><text:tab/><text:tab/>directory path of the packs that are installed.</text:span></text:p>
      <text:p text:style-name="Standard"><text:span text:style-name="T4"/></text:p>
      <text:list xml:id="list432157226" text:continue-numbering="true" text:style-name="L18">
        <text:list-item>
          <text:list>
            <text:list-item>
              <text:list>
                <text:list-item>
                  <text:p text:style-name="P17"><text:span text:style-name="T4">win_shortcut_specification.xml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4"><text:tab/><text:tab/><text:tab/>The custom code used for ShortcutPanel. It created custom shortcuts for the <text:tab/><text:tab/><text:tab/><text:tab/>Windows platform.</text:span></text:p>
      <text:p text:style-name="Standard"><text:span text:style-name="T4"/></text:p>
      <text:list xml:id="list555377918" text:continue-list="list507069486" text:style-name="L2">
        <text:list-item>
          <text:p text:style-name="P5">Panels </text:p>
        </text:list-item>
      </text:list>
      <text:p text:style-name="Standard"/>
      <text:p text:style-name="Standard"><text:span text:style-name="T8"><text:tab/>The installer is structured by panels which are the different screen you see on the installer. </text:span><text:span text:style-name="T8"><text:s/><text:tab/>The</text:span><text:span text:style-name="T9">se are the </text:span><text:span text:style-name="T8">panels </text:span><text:span text:style-name="T9">used but not limited to: <text:s/></text:span></text:p>
      <text:p text:style-name="Standard"/>
      <text:list xml:id="list1313973158" text:style-name="L19">
        <text:list-item>
          <text:list>
            <text:list-item>
              <text:p text:style-name="P18"><text:span text:style-name="T13">HelloPanel</text:span></text:p>
              <text:p text:style-name="P18"><text:span text:style-name="T13"/></text:p>
              <text:p text:style-name="P18"><text:span text:style-name="T14">A welcome panel that greets the user.</text:span></text:p>
            </text:list-item>
          </text:list>
        </text:list-item>
      </text:list>
      <text:p text:style-name="P3"/>
      <text:list xml:id="list1664719681" text:style-name="L20">
        <text:list-item>
          <text:list>
            <text:list-header>
              <text:p text:style-name="P22"><text:soft-page-break/><text:span text:style-name="T8"><text:s/><text:tab/>3.2 </text:span>HTMLInfoPanel</text:p>
              <text:list>
                <text:list-header>
                  <text:p text:style-name="P22"><text:span text:style-name="T15"/></text:p>
                  <text:list>
                    <text:list-item>
                      <text:list>
                        <text:list-header>
                          <text:p text:style-name="P22"><text:span text:style-name="T15"><text:s text:c="2"/><text:tab/> <text:s text:c="5"/>A panel that provides additional information about the project. The text is taken from <text:tab/><text:tab/> <text:s text:c="5"/>HTMLInfoPanel.html file and there is different version for localization</text:span>.</text:p>
                        </text:list-header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p text:style-name="P1"><text:tab/></text:p>
      <text:p text:style-name="P1"><text:tab/><text:span text:style-name="T8">3.3 </text:span>LicencePanel</text:p>
      <text:p text:style-name="P1"><text:span text:style-name="T15"><text:tab/></text:span></text:p>
      <text:p text:style-name="P1"><text:span text:style-name="T15"><text:tab/> <text:s text:c="5"/>A panel that ask the user to accept or decline the license user agreement. Only by <text:s text:c="3"/><text:tab/><text:tab/> <text:s/><text:tab/> <text:s text:c="5"/>accepting that the user can proceed the installation. The text is taken from License.txt file.</text:span></text:p>
      <text:p text:style-name="P1"><text:s/><text:tab/></text:p>
      <text:p text:style-name="P1"><text:tab/><text:span text:style-name="T8">3.4 </text:span>TargetPanel</text:p>
      <text:p text:style-name="P1"><text:s/><text:tab/></text:p>
      <text:p text:style-name="P1"><text:span text:style-name="T16"><text:tab/> <text:s text:c="5"/>A panel that allows the user to select the path of installation.</text:span></text:p>
      <text:p text:style-name="P1"><text:s/></text:p>
      <text:p text:style-name="P1"><text:s text:c="7"/><text:tab/><text:span text:style-name="T8">3.5 </text:span>TreePacksPanel: <text:span text:style-name="T17">A panel that allows the user to select the packs. The packs are structured in <text:tab/>a tree form so that it is more clear and it can show the dependencies of between packs.</text:span></text:p>
      <text:p text:style-name="P1"/>
      <text:p text:style-name="P1"><text:tab/><text:span text:style-name="T8">3.6 </text:span>JDKPathPanel: This panel detects if there is JDK istalled and verify the version specified by <text:tab/>the user.</text:p>
      <text:p text:style-name="P1"/>
      <text:p text:style-name="P1"><text:s text:c="8"/><text:tab/><text:span text:style-name="T8">3.7 </text:span>UserInputPanel: <text:span text:style-name="T18">A panel that contain 3 sub panels for each components that was selected in <text:tab/>the TreePacksPanel. If the user deselected them, these panels will not appear.</text:span></text:p>
      <text:p text:style-name="P1"/>
      <text:p text:style-name="P1"><text:tab/><text:span text:style-name="T8">3.8 </text:span>SummaryPanel: A brief summary of the installation and serve as a confirmation before <text:tab/>installation.</text:p>
      <text:p text:style-name="P1"/>
      <text:p text:style-name="P1"><text:s text:c="8"/><text:tab/><text:span text:style-name="T8">3.9 </text:span>InstallPanel: <text:span text:style-name="T18">A panel with a GUI that display the installation of the files. Mandatory.</text:span></text:p>
      <text:p text:style-name="P1"/>
      <text:p text:style-name="P1"><text:tab/><text:span text:style-name="T8">3.10 </text:span>ProcessPanel: A panel that execute custom scripts.</text:p>
      <text:p text:style-name="P1"/>
      <text:p text:style-name="P1"><text:tab/><text:span text:style-name="T8">3.11 </text:span>ShortcutPanel: A panel that create custom shortcut.</text:p>
      <text:p text:style-name="P1"/>
      <text:p text:style-name="P2"><text:span text:style-name="T10"><text:s text:c="8"/><text:tab/></text:span><text:span text:style-name="T12">3.12 </text:span><text:span text:style-name="T10">FinishPanel: </text:span><text:span text:style-name="T11">A finishing panel confirming the status of the installation.</text:span></text:p>
      <text:p text:style-name="Standard"/>
      <text:p text:style-name="Standard"><text:tab/>Additional information about each panel discussed here, others panel and custom panel can be f<text:tab/>ound in the IzPack manual, section 2.4.</text:p>
      <text:p text:style-name="Standard"/>
      <text:list xml:id="list1057861218" text:style-name="L11">
        <text:list-item>
          <text:list>
            <text:list-item>
              <text:p text:style-name="P12">Packs</text:p>
            </text:list-item>
          </text:list>
        </text:list-item>
      </text:list>
      <text:p text:style-name="Standard"/>
      <text:p text:style-name="Standard"><text:span text:style-name="T18"><text:tab/> <text:s text:c="5"/></text:span><text:span text:style-name="T19">The different components of the projects are separated as packs.</text:span></text:p>
      <text:p text:style-name="Standard"/>
      <text:list xml:id="list868731963" text:style-name="L12">
        <text:list-item>
          <text:list>
            <text:list-item>
              <text:p text:style-name="P13">JDK</text:p>
            </text:list-item>
          </text:list>
        </text:list-item>
      </text:list>
      <text:p text:style-name="Standard"/>
      <text:p text:style-name="Standard"><text:tab/><text:tab/><text:tab/>The installer do not come with JDK but it is a requirement to the installation.</text:p>
      <text:p text:style-name="Standard"/>
      <text:list xml:id="list962540261" text:continue-numbering="true" text:style-name="L12">
        <text:list-item>
          <text:list>
            <text:list-item>
              <text:p text:style-name="P13">ANT</text:p>
            </text:list-item>
          </text:list>
        </text:list-item>
      </text:list>
      <text:p text:style-name="Standard"/>
      <text:p text:style-name="Standard"><text:tab/><text:tab/><text:tab/>Apache ANT needed for the server, CSAL, and Command Line.</text:p>
      <text:p text:style-name="Standard"/>
      <text:list xml:id="list657800533" text:continue-numbering="true" text:style-name="L12">
        <text:list-item>
          <text:list>
            <text:list-item>
              <text:p text:style-name="P13"><text:soft-page-break/>GATE</text:p>
            </text:list-item>
          </text:list>
        </text:list-item>
      </text:list>
      <text:p text:style-name="Standard"/>
      <text:p text:style-name="Standard"><text:tab/><text:tab/><text:tab/>The installer have 2 versions, one with the GATE files and the other without, the <text:tab/><text:tab/><text:tab/><text:tab/>reason is because of it large size. The version without GATE require the user to <text:tab/><text:tab/><text:tab/><text:tab/>download it and provide the correct path before resuming installation.</text:p>
      <text:p text:style-name="Standard"/>
      <text:list xml:id="list949942255" text:continue-numbering="true" text:style-name="L12">
        <text:list-item>
          <text:list>
            <text:list-item>
              <text:p text:style-name="P13">Server</text:p>
            </text:list-item>
          </text:list>
        </text:list-item>
      </text:list>
      <text:p text:style-name="Standard"/>
      <text:p text:style-name="Standard"><text:tab/><text:tab/><text:tab/>Server files that allow to run the server locally. It uses GATE and ANT.</text:p>
      <text:p text:style-name="Standard"/>
      <text:list xml:id="list853205597" text:continue-numbering="true" text:style-name="L12">
        <text:list-item>
          <text:list>
            <text:list-item>
              <text:p text:style-name="P13">Core</text:p>
            </text:list-item>
          </text:list>
        </text:list-item>
      </text:list>
      <text:p text:style-name="Standard"/>
      <text:p text:style-name="Standard"><text:tab/><text:tab/><text:tab/>The core file including the CSAL and some scripts to create the CSAL.jar.</text:p>
      <text:p text:style-name="Standard"/>
      <text:list xml:id="list1371058581" text:continue-numbering="true" text:style-name="L12">
        <text:list-item>
          <text:list>
            <text:list-item>
              <text:p text:style-name="P13">Command Line Client</text:p>
            </text:list-item>
          </text:list>
        </text:list-item>
      </text:list>
      <text:p text:style-name="Standard"/>
      <text:p text:style-name="Standard"><text:tab/><text:tab/><text:tab/>A client use to communicate with the server from the terminal. It can invoke and <text:tab/><text:tab/><text:tab/><text:tab/>list the services passing the right parameters.</text:p>
      <text:p text:style-name="Standard"/>
      <text:list xml:id="list826470914" text:continue-numbering="true" text:style-name="L12">
        <text:list-item>
          <text:list>
            <text:list-item>
              <text:p text:style-name="P13">Firefox Plugin</text:p>
            </text:list-item>
          </text:list>
        </text:list-item>
      </text:list>
      <text:p text:style-name="Standard"/>
      <text:p text:style-name="Standard"><text:tab/><text:tab/><text:tab/>Firefox files including a .XPI file to installer in Firefox browser. It use the same <text:tab/><text:tab/><text:tab/><text:tab/>source folder as the Thunderbird Plugin.</text:p>
      <text:p text:style-name="Standard"/>
      <text:list xml:id="list495306107" text:continue-numbering="true" text:style-name="L12">
        <text:list-item>
          <text:list>
            <text:list-item>
              <text:p text:style-name="P13">Thunderbird Plugin</text:p>
            </text:list-item>
          </text:list>
        </text:list-item>
      </text:list>
      <text:p text:style-name="Standard"/>
      <text:p text:style-name="Standard"><text:tab/><text:tab/><text:tab/>Thunderbird files including a .XPI file to installer in Thunderbird email client. It <text:tab/><text:tab/><text:tab/><text:tab/>use the same source folder as the Firefox Plugin.</text:p>
      <text:p text:style-name="Standard"/>
      <text:list xml:id="list1931924576" text:continue-numbering="true" text:style-name="L12">
        <text:list-item>
          <text:list>
            <text:list-item>
              <text:p text:style-name="P13">Eclipse Plugin</text:p>
            </text:list-item>
          </text:list>
        </text:list-item>
      </text:list>
      <text:p text:style-name="Standard"/>
      <text:p text:style-name="Standard"><text:tab/><text:tab/><text:tab/>Source file for the Eclipse plug in.</text:p>
      <text:p text:style-name="Standard"/>
      <text:list xml:id="list363126286" text:continue-numbering="true" text:style-name="L12">
        <text:list-item>
          <text:list>
            <text:list-item>
              <text:p text:style-name="P13">Open Office</text:p>
            </text:list-item>
          </text:list>
        </text:list-item>
      </text:list>
      <text:p text:style-name="Standard"/>
      <text:p text:style-name="Standard"><text:tab/><text:tab/><text:tab/>Source file for the Open Office plug in.</text:p>
      <text:p text:style-name="Standard"/>
      <text:list xml:id="list1403541113" text:continue-numbering="true" text:style-name="L12">
        <text:list-item>
          <text:list>
            <text:list-item>
              <text:p text:style-name="P13">Documentations</text:p>
            </text:list-item>
          </text:list>
        </text:list-item>
      </text:list>
      <text:p text:style-name="Standard"><text:tab/></text:p>
      <text:p text:style-name="Standard"><text:tab/><text:tab/><text:tab/>Contains user manual and read m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 Trinh</meta:initial-creator>
    <meta:creation-date>2011-02-11T14:20:02</meta:creation-date>
    <dc:date>2011-04-03T22:37:44</dc:date>
    <dc:creator>Text Plugins</dc:creator>
    <meta:editing-duration>PT05H42M10S</meta:editing-duration>
    <meta:editing-cycles>10</meta:editing-cycles>
    <meta:generator>OpenOffice.org/3.1$Linux OpenOffice.org_project/310m19$Build-9420</meta:generator>
    <meta:document-statistic meta:table-count="0" meta:image-count="0" meta:object-count="0" meta:page-count="6" meta:paragraph-count="135" meta:word-count="1235" meta:character-count="8170"/>
  </office:meta>
</office:document-meta>
</file>